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fo:line-height="112%" fo:text-align="start" style:justify-single-word="false"/>
      <style:text-properties fo:font-variant="normal" fo:text-transform="none" fo:color="#000000" loext:opacity="100%" fo:font-size="12pt" fo:font-style="normal" fo:font-weight="normal" officeooo:paragraph-rsid="000b5fac"/>
    </style:style>
    <style:style style:name="P2" style:family="paragraph" style:parent-style-name="Text_20_body">
      <style:paragraph-properties fo:margin-top="0cm" fo:margin-bottom="0cm" style:contextual-spacing="false" fo:line-height="112%" fo:text-align="center" style:justify-single-word="false"/>
      <style:text-properties fo:font-variant="normal" fo:text-transform="none" fo:color="#000000" loext:opacity="100%" fo:font-size="12pt" fo:font-style="normal" style:text-underline-style="none" fo:font-weight="normal"/>
    </style:style>
    <style:style style:name="P3" style:family="paragraph" style:parent-style-name="Text_20_body">
      <style:paragraph-properties fo:margin-top="0cm" fo:margin-bottom="0cm" style:contextual-spacing="false" fo:line-height="112%" fo:text-align="start" style:justify-single-word="false"/>
      <style:text-properties fo:font-variant="normal" fo:text-transform="none" fo:color="#000000" loext:opacity="100%" fo:font-size="12pt" fo:font-style="normal" style:text-underline-style="none" fo:font-weight="normal"/>
    </style:style>
    <style:style style:name="P4" style:family="paragraph" style:parent-style-name="Text_20_body">
      <style:paragraph-properties fo:margin-top="0cm" fo:margin-bottom="0cm" style:contextual-spacing="false" fo:line-height="112%" fo:text-align="start" style:justify-single-word="false"/>
      <style:text-properties fo:font-variant="normal" fo:text-transform="none" fo:color="#000000" loext:opacity="100%" fo:font-size="12pt" fo:font-style="normal" style:text-underline-style="none" fo:font-weight="normal" officeooo:paragraph-rsid="000b5fac"/>
    </style:style>
    <style:style style:name="P5" style:family="paragraph" style:parent-style-name="Text_20_body">
      <style:paragraph-properties fo:margin-top="0cm" fo:margin-bottom="0cm" style:contextual-spacing="false" fo:line-height="112%" fo:text-align="center" style:justify-single-word="false"/>
      <style:text-properties fo:font-variant="normal" fo:text-transform="none" fo:color="#000000" loext:opacity="100%" fo:font-size="14pt" fo:font-style="normal" style:text-underline-style="none" fo:font-weight="normal" style:font-size-asian="14pt" style:font-size-complex="14pt"/>
    </style:style>
    <style:style style:name="P6" style:family="paragraph" style:parent-style-name="Text_20_body">
      <style:paragraph-properties fo:margin-top="0cm" fo:margin-bottom="0cm" style:contextual-spacing="false" fo:line-height="112%" fo:text-align="start" style:justify-single-word="false"/>
      <style:text-properties fo:font-variant="normal" fo:text-transform="none" fo:color="#ff3131" loext:opacity="100%" fo:font-size="12pt" fo:font-style="normal" style:text-underline-style="none" fo:font-weight="normal"/>
    </style:style>
    <style:style style:name="P7" style:family="paragraph" style:parent-style-name="Text_20_body">
      <style:paragraph-properties fo:margin-top="0cm" fo:margin-bottom="0cm" style:contextual-spacing="false" fo:line-height="112%" fo:text-align="start" style:justify-single-word="false"/>
      <style:text-properties fo:font-variant="normal" fo:text-transform="none" fo:color="#ff3131" loext:opacity="100%" fo:font-size="16pt" fo:font-style="normal" style:text-underline-style="none" fo:font-weight="normal" style:font-size-asian="16pt" style:font-size-complex="16pt"/>
    </style:style>
    <style:style style:name="P8" style:family="paragraph" style:parent-style-name="Text_20_body">
      <style:paragraph-properties fo:margin-top="0cm" fo:margin-bottom="0cm" style:contextual-spacing="false" fo:line-height="112%" fo:text-align="start" style:justify-single-word="false"/>
      <style:text-properties fo:font-variant="normal" fo:text-transform="none" fo:color="#8c52ff" loext:opacity="100%" fo:font-size="12pt" fo:font-style="normal" style:text-underline-style="none" fo:font-weight="normal"/>
    </style:style>
    <style:style style:name="P9" style:family="paragraph" style:parent-style-name="Text_20_body">
      <style:paragraph-properties fo:margin-top="0cm" fo:margin-bottom="0cm" style:contextual-spacing="false" fo:line-height="112%" fo:text-align="start" style:justify-single-word="false"/>
      <style:text-properties style:text-underline-style="none"/>
    </style:style>
    <style:style style:name="P10" style:family="paragraph" style:parent-style-name="Text_20_body">
      <style:paragraph-properties fo:margin-top="0cm" fo:margin-bottom="0cm" style:contextual-spacing="false" fo:line-height="112%" fo:text-align="start" style:justify-single-word="false"/>
      <style:text-properties style:text-underline-style="none" officeooo:paragraph-rsid="000b5fac"/>
    </style:style>
    <style:style style:name="P11" style:family="paragraph" style:parent-style-name="Text_20_body">
      <style:paragraph-properties fo:margin-top="0cm" fo:margin-bottom="0cm" style:contextual-spacing="false" fo:line-height="112%" fo:text-align="center" style:justify-single-word="false" fo:break-before="page"/>
      <style:text-properties fo:font-variant="normal" fo:text-transform="none" fo:color="#ff3131" loext:opacity="100%" fo:font-size="16pt" fo:font-style="normal" style:text-underline-style="none" fo:font-weight="normal" style:font-size-asian="16pt" style:font-size-complex="16pt"/>
    </style:style>
    <style:style style:name="P12" style:family="paragraph" style:parent-style-name="Text_20_body">
      <style:paragraph-properties fo:margin-left="0cm" fo:margin-right="0cm" fo:line-height="112%" fo:text-align="start" style:justify-single-word="false" fo:text-indent="0cm" style:auto-text-indent="false"/>
      <style:text-properties fo:font-variant="normal" fo:text-transform="none" fo:color="#000000" loext:opacity="100%" fo:font-size="12pt" fo:font-style="normal" style:text-underline-style="none" fo:font-weight="normal"/>
    </style:style>
    <style:style style:name="P13" style:family="paragraph" style:parent-style-name="Text_20_body">
      <style:paragraph-properties fo:margin-left="0cm" fo:margin-right="0cm" fo:margin-top="0cm" fo:margin-bottom="0cm" style:contextual-spacing="false" fo:line-height="112%" fo:text-align="start" style:justify-single-word="false" fo:text-indent="0cm" style:auto-text-indent="false"/>
      <style:text-properties fo:font-variant="normal" fo:text-transform="none" fo:color="#ff3131" loext:opacity="100%" fo:font-size="12pt" fo:font-style="normal" style:text-underline-style="none" fo:font-weight="normal" officeooo:paragraph-rsid="000b5fac"/>
    </style:style>
    <style:style style:name="P14" style:family="paragraph" style:parent-style-name="Text_20_body">
      <style:paragraph-properties fo:margin-left="0cm" fo:margin-right="0cm" fo:margin-top="0cm" fo:margin-bottom="0cm" style:contextual-spacing="false" fo:line-height="112%" fo:text-align="start" style:justify-single-word="false" fo:text-indent="0cm" style:auto-text-indent="false"/>
      <style:text-properties style:text-underline-style="none" officeooo:paragraph-rsid="000b5fac"/>
    </style:style>
    <style:style style:name="P15" style:family="paragraph" style:parent-style-name="Text_20_body">
      <style:paragraph-properties fo:line-height="112%" fo:text-align="start" style:justify-single-word="false"/>
      <style:text-properties fo:font-variant="normal" fo:text-transform="none" fo:color="#8c52ff" loext:opacity="100%" fo:font-size="12pt" fo:font-style="normal" style:text-underline-style="none" fo:font-weight="normal"/>
    </style:style>
    <style:style style:name="P16" style:family="paragraph" style:parent-style-name="Text_20_body">
      <style:paragraph-properties fo:line-height="112%" fo:text-align="start" style:justify-single-word="false"/>
      <style:text-properties fo:font-variant="normal" fo:text-transform="none" fo:color="#737373" loext:opacity="100%" fo:font-size="12pt" fo:font-style="normal" style:text-underline-style="none" fo:font-weight="normal"/>
    </style:style>
    <style:style style:name="P17" style:family="paragraph" style:parent-style-name="Text_20_body">
      <style:paragraph-properties fo:margin-top="0cm" fo:margin-bottom="0cm" style:contextual-spacing="false" fo:line-height="112%" fo:text-align="center" style:justify-single-word="false"/>
      <style:text-properties fo:font-variant="normal" fo:text-transform="none" fo:color="#000000" loext:opacity="100%" fo:font-size="18pt" fo:font-style="normal" style:text-underline-style="solid" style:text-underline-width="auto" style:text-underline-color="font-color" fo:font-weight="bold" officeooo:paragraph-rsid="000b5fac"/>
    </style:style>
    <style:style style:name="P18" style:family="paragraph" style:parent-style-name="Text_20_body">
      <style:paragraph-properties fo:margin-top="0cm" fo:margin-bottom="0cm" style:contextual-spacing="false" fo:line-height="112%" fo:text-align="start" style:justify-single-word="false"/>
      <style:text-properties fo:font-variant="normal" fo:text-transform="none" fo:color="#000000" loext:opacity="100%" fo:font-size="12pt" fo:font-style="normal" style:text-underline-style="none" fo:font-weight="normal"/>
    </style:style>
    <style:style style:name="P19" style:family="paragraph" style:parent-style-name="Text_20_body">
      <style:paragraph-properties fo:margin-top="0cm" fo:margin-bottom="0cm" style:contextual-spacing="false" fo:line-height="112%" fo:text-align="start" style:justify-single-word="false"/>
      <style:text-properties fo:font-variant="normal" fo:text-transform="none" fo:color="#000000" loext:opacity="100%" fo:font-size="12pt" fo:font-style="normal" style:text-underline-style="none" fo:font-weight="normal" officeooo:paragraph-rsid="000e634b"/>
    </style:style>
    <style:style style:name="P20" style:family="paragraph" style:parent-style-name="Text_20_body">
      <style:paragraph-properties fo:margin-top="0cm" fo:margin-bottom="0cm" style:contextual-spacing="false" fo:line-height="112%" fo:text-align="start" style:justify-single-word="false"/>
      <style:text-properties fo:font-variant="normal" fo:text-transform="none" fo:color="#000000" loext:opacity="100%" fo:font-size="14pt" fo:font-style="normal" style:text-underline-style="none" fo:font-weight="normal" style:font-size-asian="14pt" style:font-size-complex="14pt"/>
    </style:style>
    <style:style style:name="P21" style:family="paragraph" style:parent-style-name="Text_20_body">
      <style:paragraph-properties fo:margin-top="0cm" fo:margin-bottom="0cm" style:contextual-spacing="false" fo:line-height="112%" fo:text-align="center" style:justify-single-word="false"/>
      <style:text-properties fo:font-variant="normal" fo:text-transform="none" fo:color="#ff3131" loext:opacity="100%" fo:font-size="12pt" fo:font-style="normal" style:text-underline-style="solid" style:text-underline-width="auto" style:text-underline-color="font-color" fo:font-weight="normal" officeooo:paragraph-rsid="000b5fac"/>
    </style:style>
    <style:style style:name="P22" style:family="paragraph" style:parent-style-name="Text_20_body">
      <style:paragraph-properties fo:margin-top="0cm" fo:margin-bottom="0cm" style:contextual-spacing="false" fo:line-height="112%" fo:text-align="start" style:justify-single-word="false"/>
      <style:text-properties fo:font-variant="normal" fo:text-transform="none" fo:color="#ff3131" loext:opacity="100%" fo:font-size="12pt" fo:font-style="normal" style:text-underline-style="none" fo:font-weight="normal"/>
    </style:style>
    <style:style style:name="P23" style:family="paragraph" style:parent-style-name="Text_20_body">
      <style:paragraph-properties fo:margin-top="0cm" fo:margin-bottom="0cm" style:contextual-spacing="false" fo:line-height="112%" fo:text-align="center" style:justify-single-word="false"/>
      <style:text-properties fo:font-variant="normal" fo:text-transform="none" fo:color="#ff3131" loext:opacity="100%" fo:font-size="16pt" fo:font-style="normal" style:text-underline-style="none" fo:font-weight="normal" officeooo:paragraph-rsid="000b5fac" style:font-size-asian="16pt" style:font-size-complex="16pt"/>
    </style:style>
    <style:style style:name="P24" style:family="paragraph" style:parent-style-name="Text_20_body">
      <style:paragraph-properties fo:margin-top="0cm" fo:margin-bottom="0cm" style:contextual-spacing="false" fo:line-height="112%" fo:text-align="start" style:justify-single-word="false"/>
      <style:text-properties fo:font-variant="normal" fo:text-transform="none" fo:color="#8c52ff" loext:opacity="100%" fo:font-size="12pt" fo:font-style="normal" style:text-underline-style="none" fo:font-weight="normal"/>
    </style:style>
    <style:style style:name="P25" style:family="paragraph" style:parent-style-name="Text_20_body">
      <style:paragraph-properties fo:margin-top="0cm" fo:margin-bottom="0cm" style:contextual-spacing="false" fo:line-height="112%" fo:text-align="start" style:justify-single-word="false"/>
      <style:text-properties fo:font-variant="normal" fo:text-transform="none" fo:color="#5271ff" loext:opacity="100%" fo:font-size="12pt" fo:font-style="normal" style:text-underline-style="none" fo:font-weight="normal"/>
    </style:style>
    <style:style style:name="P26" style:family="paragraph" style:parent-style-name="Text_20_body">
      <style:paragraph-properties fo:margin-top="0cm" fo:margin-bottom="0cm" style:contextual-spacing="false" fo:line-height="112%" fo:text-align="start" style:justify-single-word="false"/>
      <style:text-properties style:text-underline-style="none"/>
    </style:style>
    <style:style style:name="P27" style:family="paragraph" style:parent-style-name="Text_20_body">
      <style:paragraph-properties fo:margin-top="0cm" fo:margin-bottom="0cm" style:contextual-spacing="false" fo:line-height="112%" fo:text-align="start" style:justify-single-word="false"/>
      <style:text-properties style:text-underline-style="none" officeooo:paragraph-rsid="000e634b"/>
    </style:style>
    <style:style style:name="P28" style:family="paragraph" style:parent-style-name="Text_20_body">
      <style:paragraph-properties fo:margin-top="0cm" fo:margin-bottom="0cm" style:contextual-spacing="false" fo:line-height="112%" fo:text-align="start" style:justify-single-word="false"/>
      <style:text-properties style:text-underline-style="none" officeooo:rsid="000deffe" officeooo:paragraph-rsid="000deffe"/>
    </style:style>
    <style:style style:name="P29" style:family="paragraph" style:parent-style-name="Text_20_body">
      <style:paragraph-properties fo:margin-top="0cm" fo:margin-bottom="0cm" style:contextual-spacing="false" fo:line-height="112%" fo:text-align="center" style:justify-single-word="false" fo:break-before="page"/>
      <style:text-properties fo:font-variant="normal" fo:text-transform="none" fo:color="#000000" loext:opacity="100%" fo:font-size="14pt" fo:font-style="normal" style:text-underline-style="none" fo:font-weight="normal" style:font-size-asian="14pt" style:font-size-complex="14pt"/>
    </style:style>
    <style:style style:name="P30" style:family="paragraph" style:parent-style-name="Text_20_body">
      <style:paragraph-properties fo:margin-left="0cm" fo:margin-right="0cm" fo:margin-top="0cm" fo:margin-bottom="0cm" style:contextual-spacing="false" fo:line-height="112%" fo:text-align="start" style:justify-single-word="false" fo:text-indent="0cm" style:auto-text-indent="false"/>
      <style:text-properties fo:font-variant="normal" fo:text-transform="none" fo:color="#000000" loext:opacity="100%" fo:font-size="12pt" fo:font-style="normal" style:text-underline-style="none" fo:font-weight="normal" officeooo:paragraph-rsid="000b5fac"/>
    </style:style>
    <style:style style:name="P31" style:family="paragraph" style:parent-style-name="Text_20_body">
      <style:paragraph-properties fo:margin-left="0cm" fo:margin-right="0cm" fo:margin-top="0cm" fo:margin-bottom="0cm" style:contextual-spacing="false" fo:line-height="112%" fo:text-align="start" style:justify-single-word="false" fo:text-indent="0cm" style:auto-text-indent="false"/>
      <style:text-properties style:text-underline-style="none" officeooo:paragraph-rsid="000b5fac"/>
    </style:style>
    <style:style style:name="P32" style:family="paragraph" style:parent-style-name="Text_20_body">
      <style:paragraph-properties fo:margin-left="0cm" fo:margin-right="0cm" fo:margin-top="0cm" fo:margin-bottom="0cm" style:contextual-spacing="false" fo:line-height="112%" fo:text-align="start" style:justify-single-word="false" fo:text-indent="0cm" style:auto-text-indent="false"/>
      <style:text-properties style:text-underline-style="none" officeooo:rsid="000deffe" officeooo:paragraph-rsid="000deffe"/>
    </style:style>
    <style:style style:name="P33" style:family="paragraph" style:parent-style-name="Text_20_body">
      <style:paragraph-properties fo:margin-left="0cm" fo:margin-right="0cm" fo:margin-top="0cm" fo:margin-bottom="0cm" style:contextual-spacing="false" fo:line-height="112%" fo:text-align="start" style:justify-single-word="false" fo:text-indent="0cm" style:auto-text-indent="false"/>
      <style:text-properties style:text-underline-style="none" officeooo:rsid="000e634b" officeooo:paragraph-rsid="000e634b"/>
    </style:style>
    <style:style style:name="T1" style:family="text">
      <style:text-properties fo:font-variant="normal" fo:text-transform="none" fo:color="#5271ff" loext:opacity="100%" fo:font-size="12pt" fo:font-style="normal" fo:font-weight="normal"/>
    </style:style>
    <style:style style:name="T2" style:family="text">
      <style:text-properties fo:font-variant="normal" fo:text-transform="none" fo:color="#000000" loext:opacity="100%"/>
    </style:style>
    <style:style style:name="T3" style:family="text">
      <style:text-properties fo:font-variant="normal" fo:text-transform="none" fo:color="#000000" loext:opacity="100%" fo:font-size="12pt" fo:font-style="normal" fo:font-weight="normal"/>
    </style:style>
    <style:style style:name="T4" style:family="text">
      <style:text-properties fo:font-variant="normal" fo:text-transform="none" fo:color="#000000" loext:opacity="100%" fo:font-size="12pt" fo:font-style="normal" fo:font-weight="normal" officeooo:rsid="000deffe"/>
    </style:style>
    <style:style style:name="T5" style:family="text">
      <style:text-properties fo:font-variant="normal" fo:text-transform="none" fo:color="#000000" loext:opacity="100%" fo:font-size="12pt" fo:font-style="normal" fo:font-weight="normal" officeooo:rsid="000e634b"/>
    </style:style>
    <style:style style:name="T6" style:family="text">
      <style:text-properties fo:font-variant="normal" fo:text-transform="none" fo:color="#8c52ff" loext:opacity="100%"/>
    </style:style>
    <style:style style:name="T7" style:family="text">
      <style:text-properties fo:font-variant="normal" fo:text-transform="none" fo:color="#8c52ff" loext:opacity="100%" fo:font-size="12pt" fo:font-style="normal" fo:font-weight="normal"/>
    </style:style>
    <style:style style:name="T8" style:family="text">
      <style:text-properties fo:font-variant="normal" fo:text-transform="none" fo:color="#8c52ff" loext:opacity="100%" fo:font-size="12pt" fo:font-style="normal" fo:font-weight="normal" officeooo:rsid="000deffe"/>
    </style:style>
    <style:style style:name="T9" style:family="text">
      <style:text-properties fo:font-variant="normal" fo:text-transform="none" fo:color="#ff3131" loext:opacity="100%" fo:font-size="12pt" fo:font-style="normal" fo:font-weight="normal"/>
    </style:style>
    <style:style style:name="T10" style:family="text">
      <style:text-properties fo:font-variant="normal" fo:text-transform="none" fo:color="#5eb91e" loext:opacity="100%" fo:font-size="12pt" fo:font-style="normal" fo:font-weight="normal"/>
    </style:style>
    <style:style style:name="T11" style:family="text">
      <style:text-properties fo:font-variant="normal" fo:text-transform="none" fo:color="#ff860d" loext:opacity="100%"/>
    </style:style>
    <style:style style:name="T12" style:family="text">
      <style:text-properties fo:font-variant="normal" fo:text-transform="none" fo:color="#ff860d" loext:opacity="100%" fo:font-size="12pt" fo:font-style="normal" fo:font-weight="normal"/>
    </style:style>
    <style:style style:name="T13" style:family="text">
      <style:text-properties fo:font-variant="normal" fo:text-transform="none" fo:color="#ff860d" loext:opacity="100%" fo:font-size="12pt" fo:font-style="normal" fo:font-weight="normal" officeooo:rsid="000deffe"/>
    </style:style>
    <style:style style:name="T14" style:family="text">
      <style:text-properties fo:font-variant="normal" fo:text-transform="none" fo:color="#ff860d" loext:opacity="100%" fo:font-size="12pt" fo:font-style="normal" fo:font-weight="normal" officeooo:rsid="000e634b"/>
    </style:style>
    <style:style style:name="T15" style:family="text">
      <style:text-properties fo:font-variant="normal" fo:text-transform="none" fo:color="#3465a4" loext:opacity="100%" fo:font-size="12pt" fo:font-style="normal" fo:font-weight="normal"/>
    </style:style>
    <style:style style:name="T16" style:family="text">
      <style:text-properties fo:font-variant="normal" fo:text-transform="none" fo:color="#3465a4" loext:opacity="100%" fo:font-size="12pt" fo:font-style="normal" fo:font-weight="normal" officeooo:rsid="000deffe"/>
    </style:style>
    <style:style style:name="T17" style:family="text">
      <style:text-properties fo:font-variant="normal" fo:text-transform="none" fo:color="#3465a4" loext:opacity="100%" fo:font-size="12pt" fo:font-style="normal" fo:font-weight="normal" officeooo:rsid="000e634b"/>
    </style:style>
    <style:style style:name="T18" style:family="text">
      <style:text-properties fo:font-variant="normal" fo:text-transform="none" fo:color="#00a933" loext:opacity="100%" fo:font-size="12pt" fo:font-style="normal" fo:font-weight="normal"/>
    </style:style>
    <style:style style:name="T19" style:family="text">
      <style:text-properties officeooo:rsid="000d4436"/>
    </style:style>
    <style:style style:name="T20" style:family="text">
      <style:text-properties officeooo:rsid="000deffe"/>
    </style:style>
    <style:style style:name="T21" style:family="text">
      <style:text-properties fo:color="#ff860d" loext:opacity="100%" officeooo:rsid="000e634b"/>
    </style:style>
    <style:style style:name="T22" style:family="text">
      <style:text-properties fo:color="#3465a4" loext:opacity="100%" officeooo:rsid="000e634b"/>
    </style:style>
    <style:style style:name="T23" style:family="text">
      <style:text-properties fo:color="#00a933" loext:opacity="100%"/>
    </style:style>
    <style:style style:name="T24" style:family="text">
      <style:text-properties officeooo:rsid="000e63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yon Poussette GPS <text:s/><text:span text:style-name="T19">Schraen Matthias / Dufour Tim / Coron Valentin / Donadey Remi</text:span></text:p>
      <text:p text:style-name="P17">Découpage Fonctionnel</text:p>
      <text:p text:style-name="P21"/>
      <text:p text:style-name="P23">Fichier principal (Projet_Poussette.py)</text:p>
      <text:p text:style-name="P2"/>
      <text:p text:style-name="P5">Fenêtre principale</text:p>
      <text:p text:style-name="P3"/>
      <text:p text:style-name="P9"><text:span text:style-name="T1">classe</text:span><text:span text:style-name="T2"> </text:span><text:span text:style-name="T3">Mainwindow() : </text:span></text:p>
      <text:p text:style-name="P8"/>
      <text:p text:style-name="P9"><text:span text:style-name="T7">méthodes </text:span><text:span text:style-name="T8">de classes </text:span><text:span text:style-name="T7">:</text:span><text:span text:style-name="T2"> </text:span></text:p>
      <text:p text:style-name="P3"/>
      <text:p text:style-name="P9"><text:span text:style-name="T3">- </text:span><text:span text:style-name="T12">initWidget(</text:span><text:span text:style-name="T15">self</text:span><text:span text:style-name="T12">)</text:span><text:span text:style-name="T2"> → </text:span><text:span text:style-name="T3">Initialise l'ensemble des widgets sur la fenêtre principale et les placent</text:span></text:p>
      <text:p text:style-name="P3"/>
      <text:p text:style-name="P9"><text:span text:style-name="T3">- </text:span><text:span text:style-name="T12">loop(</text:span><text:span text:style-name="T15">self</text:span><text:span text:style-name="T12">)</text:span><text:span text:style-name="T3"> </text:span><text:span text:style-name="T2">→ </text:span><text:span text:style-name="T3">lance la boucle principale d'attente des événements de la fenêtre</text:span></text:p>
      <text:p text:style-name="P3"/>
      <text:p text:style-name="P9"><text:span text:style-name="T3">- </text:span><text:span text:style-name="T12">bouton_param_av(</text:span><text:span text:style-name="T15">self, event</text:span><text:span text:style-name="T12">)</text:span><text:span text:style-name="T3"> </text:span><text:span text:style-name="T2">→ </text:span><text:span text:style-name="T3">fonction callback pour le bouton des paramètres avancés. Lance l'ouverture de la fenêtre des paramètres avancés</text:span></text:p>
      <text:p text:style-name="P3"/>
      <text:p text:style-name="P9"><text:span text:style-name="T3">- </text:span><text:span text:style-name="T12">bouton_change_iti(</text:span><text:span text:style-name="T15">self, event</text:span><text:span text:style-name="T12">)</text:span><text:span text:style-name="T2"> → </text:span><text:span text:style-name="T3">fonction callback pour le bouton qui permet de changer d'itinéraire. Stop le mode itinéraire revient au mode principal</text:span></text:p>
      <text:p text:style-name="P3"/>
      <text:p text:style-name="P10"><text:span text:style-name="T3">- </text:span><text:span text:style-name="T12">start_research(</text:span><text:span text:style-name="T15">self, event</text:span><text:span text:style-name="T12">)</text:span><text:span text:style-name="T2"> → </text:span><text:span text:style-name="T3">fonction callback du bouton du calcul d’itinéraire. Lance le calcul de l’itinéraire , change les widgets de la fenêtre principale. </text:span></text:p>
      <text:p text:style-name="P10"><text:span text:style-name="T10">Appelle :</text:span><text:span text:style-name="T3"> setup_adjacence_param, compute_iti, draw_iti_gene</text:span></text:p>
      <text:p text:style-name="P3"/>
      <text:p text:style-name="P10"><text:span text:style-name="T3">- </text:span><text:span text:style-name="T12">load_all_datas(</text:span><text:span text:style-name="T15">self</text:span><text:span text:style-name="T12">)</text:span><text:span text:style-name="T3"> </text:span><text:span text:style-name="T2">→ </text:span><text:span text:style-name="T3">charge les données (une seule fois en début de programme, lors de l'ouverture de la fenêtre car assez couteux de charger l'ensemble des fichiers). </text:span></text:p>
      <text:p text:style-name="P10"><text:span text:style-name="T10">Appelle :</text:span><text:span text:style-name="T2"> </text:span><text:span text:style-name="T3">load_data_nodes, load_data_seg, load_data_road</text:span></text:p>
      <text:p text:style-name="P3"/>
      <text:p text:style-name="P9"><text:span text:style-name="T3">- </text:span><text:span text:style-name="T12">open_window_trajet(</text:span><text:span text:style-name="T15">self, event</text:span><text:span text:style-name="T12">)</text:span><text:span text:style-name="T2"> → </text:span><text:span text:style-name="T3">fonction callback qui ouvre la fenêtre trajet lorsque celui-ci est calculé</text:span></text:p>
      <text:p text:style-name="P3"/>
      <text:p text:style-name="P9"><text:span text:style-name="T3">- </text:span><text:span text:style-name="T12">stop_iti(</text:span><text:span text:style-name="T15">self, event</text:span><text:span text:style-name="T12">)</text:span><text:span text:style-name="T2"> → </text:span><text:span text:style-name="T3">fonction callback du bouton arreter trajet. Ferme la fenetre TopLevel du trajet si elle est ouverte et affiche la frame principale</text:span></text:p>
      <text:p text:style-name="P3"/>
      <text:p text:style-name="P9"><text:span text:style-name="T3">- </text:span><text:span text:style-name="T12">effacer_prop_start/end(</text:span><text:span text:style-name="T15">self, event</text:span><text:span text:style-name="T12">)</text:span><text:span text:style-name="T3"> </text:span><text:span text:style-name="T2">→ </text:span><text:span text:style-name="T3">fonction callback qui permet d'effacer les propositions par défaut. Lorsque l'utilisateur veut écrire dans les champs d'entrée de destination</text:span></text:p>
      <text:p text:style-name="P3"/>
      <text:p text:style-name="P20"/>
      <text:p text:style-name="P29">Fenêtre Paramètres avancés</text:p>
      <text:p text:style-name="P25"/>
      <text:p text:style-name="P9"><text:span text:style-name="T1">classe</text:span><text:span text:style-name="T2"> </text:span><text:span text:style-name="T3">TopLevelParams() :</text:span></text:p>
      <text:p text:style-name="P3"/>
      <text:p text:style-name="P9"><text:span text:style-name="T7">Méthodes de classes :</text:span><text:span text:style-name="T6"> </text:span></text:p>
      <text:p text:style-name="P3"/>
      <text:p text:style-name="P9"><text:span text:style-name="T3">- </text:span><text:span text:style-name="T12">initWidget(</text:span><text:span text:style-name="T15">self</text:span><text:span text:style-name="T12">)</text:span><text:span text:style-name="T2"> → </text:span><text:span text:style-name="T3">initialise l'ensemble des widgets et les placent sur la fenêtre des paramètres avancés</text:span></text:p>
      <text:p text:style-name="P3"/>
      <text:p text:style-name="P9"><text:span text:style-name="T3">- </text:span><text:span text:style-name="T12">bouton_valider(</text:span><text:span text:style-name="T15">self, event</text:span><text:span text:style-name="T12">)</text:span><text:span text:style-name="T3"> </text:span><text:span text:style-name="T2">→ </text:span><text:span text:style-name="T3">fonction callback du bouton valider et ferme la fenêtre paramètres</text:span></text:p>
      <text:p text:style-name="P3"/>
      <text:p text:style-name="P9"><text:span text:style-name="T3">- </text:span><text:span text:style-name="T12">bouton_reinitialiser(</text:span><text:span text:style-name="T15">self, event</text:span><text:span text:style-name="T12">)</text:span><text:span text:style-name="T2"> → </text:span><text:span text:style-name="T3">fonction callback du bouton reinitialiser, qui remet les paramètres par défauts mais ne ferme pas la fenêtre.</text:span></text:p>
      <text:p text:style-name="P3"/>
      <text:p text:style-name="P5"/>
      <text:p text:style-name="P5">Fenêtre Trajet</text:p>
      <text:p text:style-name="P25"/>
      <text:p text:style-name="P9"><text:span text:style-name="T1">classe</text:span><text:span text:style-name="T2"> </text:span><text:span text:style-name="T3">TopLevelTrajet(): </text:span></text:p>
      <text:p text:style-name="P8"/>
      <text:p text:style-name="P8">Méthodes :</text:p>
      <text:p text:style-name="P3"/>
      <text:p text:style-name="P9"><text:span text:style-name="T3">- </text:span><text:span text:style-name="T12">initWidget(</text:span><text:span text:style-name="T15">self</text:span><text:span text:style-name="T12">)</text:span><text:span text:style-name="T2"> → </text:span><text:span text:style-name="T3">Initialise l'ensemble des widgets sur la fenêtre et les placent</text:span></text:p>
      <text:p text:style-name="P3"/>
      <text:p text:style-name="P9"><text:span text:style-name="T3">- </text:span><text:span text:style-name="T12">show_iti(</text:span><text:span text:style-name="T15">self, routes</text:span><text:span text:style-name="T12">)</text:span><text:span text:style-name="T2"> → </text:span><text:span text:style-name="T3">fonction qui va dessiner le carrefour en question. Les routes qui sont à ce carrefour et mettre en évidence la route emprunté par l'itinéraire</text:span></text:p>
      <text:p text:style-name="P3"/>
      <text:p text:style-name="P9"><text:span text:style-name="T3">- </text:span><text:span text:style-name="T12">precedent(</text:span><text:span text:style-name="T15">self, event</text:span><text:span text:style-name="T12">)</text:span><text:span text:style-name="T2"> → </text:span><text:span text:style-name="T3">fonction callback pour le bouton qui permet de revenir au carrefour précédent.</text:span></text:p>
      <text:p text:style-name="P28"><text:span text:style-name="T18">Appelle :</text:span><text:span text:style-name="T3"> show_iti,compute_cross</text:span></text:p>
      <text:p text:style-name="P3"/>
      <text:p text:style-name="P10"><text:span text:style-name="T3">- </text:span><text:span text:style-name="T12">suivant(</text:span><text:span text:style-name="T15">self, event</text:span><text:span text:style-name="T12">)</text:span><text:span text:style-name="T3"> </text:span><text:span text:style-name="T2">→ </text:span><text:span text:style-name="T3">fonction callback pour le bouton qui permet de passer au carrefour suivant. </text:span></text:p>
      <text:p text:style-name="P10"><text:span text:style-name="T10">Appelle : </text:span><text:span text:style-name="T3">show_iti, compute_cross</text:span></text:p>
      <text:p text:style-name="P6"/>
      <text:p text:style-name="P7"/>
      <text:p text:style-name="P11">Fichier secondaire</text:p>
      <text:p text:style-name="P6"/>
      <text:p text:style-name="P9"><text:span text:style-name="T9">Load_Files.py</text:span><text:span text:style-name="T2"> → </text:span><text:span text:style-name="T3">fichier avec les méthodes pour charger les fichiers contenant les données relatives aux routes et chemins ainsi que les différents algorithmes de calcul pour trouver le chemins le plus court ou afficher la carte et le trajet fidèlement à la réalité.</text:span></text:p>
      <text:p text:style-name="P15"/>
      <text:p text:style-name="P15">Méthodes : </text:p>
      <text:p text:style-name="P14"><text:span text:style-name="T3">- </text:span><text:span text:style-name="T12">charger_donnees()</text:span><text:span text:style-name="T3"> </text:span><text:span text:style-name="T2">→ </text:span><text:span text:style-name="T3">fonction qui va charger dans le programme les fichiers nécessaire pour calculer le dictionnaire d'adjacence des codes FUV+tronçons. indispensable à notre algorithme pour calculer le chemin le plus court.</text:span></text:p>
      <text:p text:style-name="P14"><text:span text:style-name="T10">Retourne :</text:span><text:span text:style-name="T3"> le dictionnaire d'adjacence</text:span></text:p>
      <text:p text:style-name="P30"/>
      <text:p text:style-name="P14"><text:span text:style-name="T3">- </text:span><text:span text:style-name="T12">compute_iti(</text:span><text:span text:style-name="T15">adjacence_</text:span><text:span text:style-name="T16">rues</text:span><text:span text:style-name="T15">, depart_fuv_</text:span><text:span text:style-name="T16">troncon</text:span><text:span text:style-name="T15">, arrivee_fuv_</text:span><text:span text:style-name="T16">troncon</text:span><text:span text:style-name="T12">)</text:span><text:span text:style-name="T2"> → </text:span><text:span text:style-name="T3">algorithme qui va calculer le chemin le plus court entre un départ et une arrivée dans un dictionnaire d'adjacence préalablement modifié pour contenir seulement les tronçons qui respectent les conditions de l'utilisateur.</text:span></text:p>
      <text:p text:style-name="P32"><text:span text:style-name="T18">Appelle :</text:span><text:span text:style-name="T3"> algo_a_star, </text:span><text:span text:style-name="T5">dist_between_points</text:span></text:p>
      <text:p text:style-name="P14"><text:span text:style-name="T3">- </text:span><text:span text:style-name="T13">algo_a_star(</text:span><text:span text:style-name="T17">start_fuv_troncon, end_fuv_troncon, adj_rue</text:span><text:span text:style-name="T14">)</text:span><text:span text:style-name="T5"> → on va utiliser l’algorithme A* pour trouver le chemin le plus court entre le point de départ et le point d’arrivé de l’utilisateur. En effet, il semble plus optimisé dans notre cas de graph « spatial » en effet on connaît facilement une direction optimale à suivre, la distance en ligne droite « vol d’oiseau » entre le départ et l’arrivée.</text:span></text:p>
      <text:p text:style-name="P33"><text:span text:style-name="T18">Retourne :</text:span><text:span text:style-name="T3"> la liste des codes fuv+troncon emprunté par l’itinéraire calculé</text:span></text:p>
      <text:p text:style-name="P3"/>
      <text:p text:style-name="P19">- <text:span text:style-name="T21">dist_between_points( start_fuv_troncon, end_fuv_troncon, adj_rue)</text:span><text:span text:style-name="T22"> →</text:span><text:span text:style-name="T24"> permet de retourner la distance entre ces 2 points en ligne droite</text:span></text:p>
      <text:p text:style-name="P27"><text:span text:style-name="T3"/></text:p>
      <text:p text:style-name="P27"><text:span text:style-name="T3">-</text:span><text:span text:style-name="T12">setup_adjacence_param(</text:span><text:span text:style-name="T15">adjacence_ini, params_user*</text:span><text:span text:style-name="T12">)</text:span><text:span text:style-name="T2"> → </text:span><text:span text:style-name="T3">fonction qui permet de retourner le dictionnaire d'adjacence des codes FUV qui respectent les conditions choisies par l'utilisateur sur l'application</text:span></text:p>
      <text:p text:style-name="P3"><text:span text:style-name="T23">Retourne :</text:span> le nouveau dictionnaire d'adjacence avec seulement les routes qui respectent les critères</text:p>
      <text:p text:style-name="P3"/>
      <text:p text:style-name="P9"><text:span text:style-name="T3">- </text:span><text:span text:style-name="T12">give_troncon_nearest_address(</text:span><text:span text:style-name="T15">[str] address</text:span><text:span text:style-name="T12">)</text:span><text:span text:style-name="T3"> </text:span><text:span text:style-name="T2">→ </text:span><text:span text:style-name="T3">permet de trouver le code tronçon + FUV le plus proche de l’adresse écrite par l'utilisateur</text:span></text:p>
      <text:p text:style-name="P3"><text:span text:style-name="T23">Retourne :</text:span> le code troncon+FUV (dictionnaire d'adjacence) associé à l’adresse de l'utilisateur</text:p>
      <text:p text:style-name="P3"/>
      <text:p text:style-name="P9"><text:span text:style-name="T3">- </text:span><text:span text:style-name="T12">give_troncon_nearest_gps(</text:span><text:span text:style-name="T16">[list] </text:span><text:span text:style-name="T15">co_gps</text:span><text:span text:style-name="T12">)</text:span><text:span text:style-name="T11"> </text:span><text:span text:style-name="T2">→ </text:span><text:span text:style-name="T3">permet de trouver le code troncon+FUV le plus des coordonnées gps données par l'utilisateur</text:span></text:p>
      <text:p text:style-name="P3"><text:span text:style-name="T23">Retourne :</text:span> le code troncon+FUV (dictionnaire d'adjacence) associé aux coordonnées gps </text:p>
      <text:p text:style-name="P3"/>
      <text:p text:style-name="P9"><text:span text:style-name="T3">- </text:span><text:span text:style-name="T12">draw_iti_gene(</text:span><text:span text:style-name="T15">[list] coord_gpd_iti</text:span><text:span text:style-name="T12">)</text:span><text:span text:style-name="T3"> </text:span><text:span text:style-name="T2">→ </text:span><text:span text:style-name="T3">Dessiner sur un fond de carte du grand lyon l'itinéraire général avec le module Geopandas. Intègre cette carte dans un widget compatible avec tkinter</text:span></text:p>
      <text:p text:style-name="P3"><text:span text:style-name="T23">Retourne :</text:span> widget graphique matplotlib compatible avec tkinter </text:p>
      <text:p text:style-name="P3"/>
      <text:p text:style-name="P9"><text:span text:style-name="T3">- </text:span><text:span text:style-name="T12">coords_carrefour_iti(</text:span><text:span text:style-name="T15">code troncon+FUV</text:span><text:span text:style-name="T12">)</text:span><text:span text:style-name="T3"> </text:span><text:span text:style-name="T2">→ </text:span><text:span text:style-name="T3">Permet de récupérer les coordonnées GPS du carrefour en cours ainsi que des routes qui sont reliées à ce carrefour pour pouvoir </text:span></text:p>
      <text:p text:style-name="P3"><text:soft-page-break/><text:span text:style-name="T23">Retourne :</text:span> l'ensemble des coordonnées pour tracer les différentes parties du carrefour dans un canvas</text:p>
      <text:p text:style-name="P3"/>
      <text:p text:style-name="P9"><text:span text:style-name="T3">- </text:span><text:span text:style-name="T12">turn_rigth_direction_co(</text:span><text:span text:style-name="T15">[list] coords_canvas</text:span><text:span text:style-name="T12">)</text:span><text:span text:style-name="T2"> → </text:span><text:span text:style-name="T3">Permet d'appliquer une rotation aux coordonnées du carrefour pour que celui-ci soit toujours affiché dans le sens montant</text:span></text:p>
      <text:p text:style-name="P4"><text:span text:style-name="T23">Retourne :</text:span> l'ensemble des coordonnées pour tracer les différentes parties du carrefour dans un <text:span text:style-name="T20">c</text:span>anvas, dans la bonne directio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6T21:28:49.923000000</meta:creation-date>
    <dc:date>2023-03-28T19:24:33.098000000</dc:date>
    <meta:editing-duration>PT30M15S</meta:editing-duration>
    <meta:editing-cycles>4</meta:editing-cycles>
    <meta:generator>LibreOffice/7.1.5.2$Windows_X86_64 LibreOffice_project/85f04e9f809797b8199d13c421bd8a2b025d52b5</meta:generator>
    <meta:document-statistic meta:table-count="0" meta:image-count="0" meta:object-count="0" meta:page-count="4" meta:paragraph-count="54" meta:word-count="804" meta:character-count="5655" meta:non-whitespace-character-count="4893"/>
  </office:meta>
</office:document-meta>
</file>